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B5000001DE8878B39D.png"/>
  <manifest:file-entry manifest:media-type="image/png" manifest:full-path="Pictures/1000020100000301000001F04B0E9FA2.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C20000015210F36388.png"/>
  <manifest:file-entry manifest:media-type="image/png" manifest:full-path="Pictures/100002010000023400000117220240EB.png"/>
  <manifest:file-entry manifest:media-type="image/png" manifest:full-path="Pictures/100002010000024E000000DF90DA1CCB.png"/>
  <manifest:file-entry manifest:media-type="image/png" manifest:full-path="Pictures/1000020100000263000001E7095AB43E.png"/>
  <manifest:file-entry manifest:media-type="image/png" manifest:full-path="Pictures/10000201000001C2000001086EE063CD.png"/>
  <manifest:file-entry manifest:media-type="image/png" manifest:full-path="Pictures/10000201000002CB00000120D530FAF2.png"/>
  <manifest:file-entry manifest:media-type="image/png" manifest:full-path="Pictures/100002010000039600000145A55CC958.png"/>
  <manifest:file-entry manifest:media-type="image/png" manifest:full-path="Pictures/100002010000023E000002381ADC934B.png"/>
  <manifest:file-entry manifest:media-type="image/png" manifest:full-path="Pictures/100002010000021B0000012907C96714.png"/>
  <manifest:file-entry manifest:media-type="image/png" manifest:full-path="Pictures/10000201000002E70000012BC67E69F9.png"/>
  <manifest:file-entry manifest:media-type="image/png" manifest:full-path="Pictures/100002010000025F0000023EF2A95B17.png"/>
  <manifest:file-entry manifest:media-type="image/png" manifest:full-path="Pictures/1000020100000231000000CB028DA12C.png"/>
  <manifest:file-entry manifest:media-type="image/png" manifest:full-path="Pictures/10000201000002CD00000179EC6D9CBD.png"/>
  <manifest:file-entry manifest:media-type="image/png" manifest:full-path="Pictures/10000201000003730000007EB7F328FD.png"/>
  <manifest:file-entry manifest:media-type="image/png" manifest:full-path="Pictures/100002010000026A000000FB1536C9B8.png"/>
  <manifest:file-entry manifest:media-type="image/png" manifest:full-path="Pictures/10000201000001AF00000140E4C420C9.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3A300000142C1CFB6A2.png"/>
  <manifest:file-entry manifest:media-type="image/png" manifest:full-path="Pictures/10000201000001A1000000B5F336716A.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2570000014ED38347DD.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790000015D3A8C4E58.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6">storyScriptModule.value("gameNameSpace", 'GameTemplate');</text:p>
      <text:p text:style-name="P7">to:</text:p>
      <text:p text:style-name="P6"><text:s/>storyScriptModule.value("gameNameSpace", 'MyNewGame');</text:p>
      <text:p text:style-name="P8">Finally, open the gulpfile.js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Go to the task runner explorer and double-click </text:span><text:span text:style-name="T5">build-my-new-game:</text:span></text:p>
      <text:p text:style-name="P6"><draw:frame draw:style-name="fr1" draw:name="graphics2" text:anchor-type="paragraph" svg:width="16.168cm" svg:height="12.887cm" draw:z-index="1"><draw:image xlink:href="Pictures/1000020100000263000001E7095AB43E.png" xlink:type="simple" xlink:show="embed" xlink:actuate="onLoad"/></draw:frame></text:p>
      <text:p text:style-name="P7">If you get no errors, run the project to test it using CONTROL-F5 (note that Internet Explorer and Edge are not fully supported yet, please use FireFox or Chrome). You should see something like this:</text:p>
      <text:p text:style-name="P7"><draw:frame draw:style-name="fr2" draw:name="graphics3" text:anchor-type="paragraph" svg:width="17cm" svg:height="6.018cm" draw:z-index="2"><draw:image xlink:href="Pictures/100002010000039600000145A55CC958.png" xlink:type="simple" xlink:show="embed" xlink:actuate="onLoad"/></draw:frame><text:soft-page-break/></text:p>
      <text:p text:style-name="P7">Congratulations, you are ready to begin creating your new game!</text:p>
      <text:h text:style-name="P10" text:outline-level="2">Define your hero</text:h>
      <text:p text:style-name="P9">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9"><draw:frame draw:style-name="fr1" draw:name="graphics4" text:anchor-type="paragraph" svg:width="14.263cm" svg:height="7.858cm" draw:z-index="3"><draw:image xlink:href="Pictures/100002010000021B0000012907C96714.png" xlink:type="simple" xlink:show="embed" xlink:actuate="onLoad"/></draw:frame></text:p>
      <text:p text:style-name="P9">Next, we need to choose the equipment slots that we will use. You can enable these slots (the list can be reviewed in the StoryScript folder, character.ts file):</text:p>
      <text:p text:style-name="P9"><text:tab/>head, body, hands, leftHand, leftRing, rightHand, rightRing, legs, feet.</text:p>
      <text:p text:style-name="P9">Let's use head, body, left and right hands and feet only. We define this by populating the character's equipment object like this:</text:p>
      <text:p text:style-name="P9"><draw:frame draw:style-name="fr3" draw:name="graphics37" text:anchor-type="paragraph" svg:width="11.405cm" svg:height="8.467cm" draw:z-index="33"><draw:image xlink:href="Pictures/10000201000001AF00000140E4C420C9.png" xlink:type="simple" xlink:show="embed" xlink:actuate="onLoad"/></draw:frame><text:soft-page-break/></text:p>
      <text:p text:style-name="P9">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oft-page-break/><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3" draw:name="graphics5" text:anchor-type="paragraph" svg:width="17cm" svg:height="5.877cm" draw:z-index="4"><draw:image xlink:href="Pictures/10000201000003A300000142C1CFB6A2.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Game template', and maybe we want to show 'Create your character' instead of 'New game'. There are three ways in which you can change the interface, and changing just the texts is easy and done via the textService.ts file in your game folder. <text:s/>The other ways are changing the game styling and customizing display templates, both of which are discussed later in this document.</text:p>
      <text:p text:style-name="Text_20_body">Open your textService.ts file, place your cursor one line below where it says 'Add your custom texts here' and press CONTROL-SPACE. You will now see a list of all the texts that you can personalize:</text:p>
      <text:p text:style-name="Text_20_body"/>
      <text:p text:style-name="Text_20_body"><draw:frame draw:style-name="fr2" draw:name="graphics6" text:anchor-type="paragraph" svg:width="17cm" svg:height="8.939cm" draw:z-index="5"><draw:image xlink:href="Pictures/10000201000002CD00000179EC6D9CBD.png" xlink:type="simple" xlink:show="embed" xlink:actuate="onLoad"/></draw:frame><text:soft-page-break/> Change the game name and new game texts by adding the following code:</text:p>
      <text:p text:style-name="Text_20_body"><draw:frame draw:style-name="fr3" draw:name="graphics7" text:anchor-type="paragraph" svg:width="16.353cm" svg:height="6.641cm" draw:z-index="6"><draw:image xlink:href="Pictures/100002010000026A000000FB1536C9B8.png" xlink:type="simple" xlink:show="embed" xlink:actuate="onLoad"/></draw:frame></text:p>
      <text:p text:style-name="Standard">Run the <text:span text:style-name="T6">build-my-new-game</text:span> again, and refresh your browser using F5 to see your new texts displayed.</text:p>
      <text:p text:style-name="Standard"/>
      <text:h text:style-name="Heading_20_2" text:outline-level="2">Locations</text:h>
      <text:h text:style-name="Heading_20_3" text:outline-level="3">Change a location's name and description</text:h>
      <text:p text:style-name="Text_20_body">When we create our character, there's nothing for us to do right now. Our adventure window shows very little:</text:p>
      <text:p text:style-name="Text_20_body"><draw:frame draw:style-name="fr2" draw:name="graphics8" text:anchor-type="paragraph" svg:width="17cm" svg:height="7.204cm" draw:z-index="7"><draw:image xlink:href="Pictures/10000201000002FF000001454E31CDF9.png" xlink:type="simple" xlink:show="embed" xlink:actuate="onLoad"/></draw:frame><text:soft-page-break/>First, you can change the text displayed under 'You are here' by modifying your currenty only location, Start. Open the locations folder under your game folder and you will see a Start.html file with a start.ts file underneath:</text:p>
      <text:p text:style-name="Text_20_body"><draw:frame draw:style-name="fr3" draw:name="graphics9" text:anchor-type="paragraph" svg:width="11.033cm" svg:height="4.789cm" draw:z-index="8"><draw:image xlink:href="Pictures/10000201000001A1000000B5F336716A.png" xlink:type="simple" xlink:show="embed" xlink:actuate="onLoad"/></draw:frame></text:p>
      <text:p text:style-name="Text_20_body">To change the 'Start' text, open the start.ts file and change the name property in the file, for example to 'Home'. The description of the location ('Your adventure starts here') is in the Start.html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4" draw:name="graphics10" text:anchor-type="paragraph" svg:width="17cm" svg:height="6.847cm" draw:z-index="9"><draw:image xlink:href="Pictures/10000201000002CB00000120D530FAF2.png" xlink:type="simple" xlink:show="embed" xlink:actuate="onLoad"/></draw:frame></text:p>
      <text:h text:style-name="Heading_20_3" text:outline-level="3"><text:soft-page-break/>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Start.html will then look like this:</text:p>
      <text:p text:style-name="Text_20_body"><draw:frame draw:style-name="fr3" draw:name="graphics11" text:anchor-type="paragraph" svg:width="15.612cm" svg:height="5.9cm" draw:z-index="10"><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start.ts like this:</text:p>
      <text:p text:style-name="Text_20_body"><draw:frame draw:style-name="fr7" draw:name="graphics14" text:anchor-type="paragraph" svg:width="12.437cm" svg:height="7.382cm" draw:z-index="36"><draw:image xlink:href="Pictures/10000201000001D600000117537E68CC.png" xlink:type="simple" xlink:show="embed" xlink:actuate="onLoad"/></draw:frame></text:p>
      <text:p text:style-name="Text_20_body"/>
      <text:p text:style-name="Text_20_body">Now, depending on your local time, you see either:</text:p>
      <text:p text:style-name="Text_20_body"><draw:frame draw:style-name="fr4" draw:name="graphics12" text:anchor-type="paragraph" svg:width="17cm" svg:height="2.833cm" draw:z-index="11"><draw:image xlink:href="Pictures/10000201000002DC0000007A92AF9D03.png" xlink:type="simple" xlink:show="embed" xlink:actuate="onLoad"/></draw:frame></text:p>
      <text:p text:style-name="Text_20_body">Or:</text:p>
      <text:p text:style-name="Text_20_body"><draw:frame draw:style-name="fr4" draw:name="graphics13" text:anchor-type="paragraph" svg:width="17cm" svg:height="2.775cm" draw:z-index="12"><draw:image xlink:href="Pictures/10000201000002DF00000078CC13BEAF.png" xlink:type="simple" xlink:show="embed" xlink:actuate="onLoad"/></draw:frame><text:soft-page-break/></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Start.html twice and rename the copies. The result should look like this:</text:p>
      <text:p text:style-name="Text_20_body"><draw:frame draw:style-name="fr3" draw:name="graphics15" text:anchor-type="paragraph" svg:width="9.366cm" svg:height="6.906cm" draw:z-index="13"><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Garden.ts should look like this:</text:p>
      <text:p text:style-name="Text_20_body"><draw:frame draw:style-name="fr3" draw:name="graphics16" text:anchor-type="paragraph" svg:width="12.49cm" svg:height="4.895cm" draw:z-index="14"><draw:image xlink:href="Pictures/10000201000001D8000000B990E35126.png" xlink:type="simple" xlink:show="embed" xlink:actuate="onLoad"/></draw:frame>And your DirtRoad.ts similar, with a different name and function name of course.</text:p>
      <text:p text:style-name="Text_20_body">Next, change your .html files to add some proper descriptions. We use just one description for now, so please remove the name attribute from the description tag. My Garden.html looks like this:</text:p>
      <text:p text:style-name="Text_20_body"><draw:frame draw:style-name="fr5" draw:name="graphics17" text:anchor-type="paragraph" svg:x="0cm" svg:y="0cm" svg:width="17cm" svg:height="3.233cm" draw:z-index="15"><draw:image xlink:href="Pictures/10000201000002FA000000913CC94818.png" xlink:type="simple" xlink:show="embed" xlink:actuate="onLoad"/></draw:frame></text:p>
      <text:h text:style-name="Heading_20_3" text:outline-level="3"><text:soft-page-break/>Linking locations</text:h>
      <text:p text:style-name="Text_20_body">Allright, now we have three locations but no way to reach the new locations yet. To connect locations, open a location's .ts file and add a destinations property. We'll do so in the Start.ts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2" draw:name="graphics18" text:anchor-type="paragraph" svg:width="17cm" svg:height="8.881cm" draw:z-index="16"><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3" draw:name="graphics19" text:anchor-type="paragraph" svg:width="10.268cm" svg:height="6.509cm" draw:z-index="17"><draw:image xlink:href="Pictures/1000020100000184000000F613F05293.png" xlink:type="simple" xlink:show="embed" xlink:actuate="onLoad"/></draw:frame>Build the game, refresh the browser and click 'Reset world'. You now should see this:</text:p>
      <text:p text:style-name="Text_20_body"><draw:frame draw:style-name="fr3" draw:name="graphics20" text:anchor-type="paragraph" svg:width="17cm" svg:height="7.848cm" draw:z-index="18"><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2" draw:name="graphics21" text:anchor-type="paragraph" svg:width="17cm" svg:height="6.639cm" draw:z-index="19"><draw:image xlink:href="Pictures/10000201000002D70000011C779A3077.png" xlink:type="simple" xlink:show="embed" xlink:actuate="onLoad"/></draw:frame><text:soft-page-break/></text:p>
      <text:p text:style-name="Text_20_body">Add sword.ts and leatherBoots.ts. They should look like this:</text:p>
      <text:p text:style-name="Text_20_body"/>
      <text:p text:style-name="Text_20_body"><draw:frame draw:style-name="fr6" draw:name="graphics22" text:anchor-type="paragraph" svg:width="14.845cm" svg:height="5.371cm" draw:z-index="20"><draw:image xlink:href="Pictures/1000020100000231000000CB028DA12C.png" xlink:type="simple" xlink:show="embed" xlink:actuate="onLoad"/></draw:frame></text:p>
      <text:p text:style-name="Text_20_body"><draw:frame draw:style-name="fr1" draw:name="graphics23" text:anchor-type="paragraph" svg:width="13.707cm" svg:height="5.45cm" draw:z-index="34"><draw:image xlink:href="Pictures/1000020100000206000000CE46F8C127.png" xlink:type="simple" xlink:show="embed" xlink:actuate="onLoad"/></draw:frame></text:p>
      <text:p text:style-name="Text_20_body"/>
      <text:p text:style-name="Text_20_body">Ok, now that we have the items, we need to make them available. Add them both to the starting location by modifying your Start.ts, like so:</text:p>
      <text:p text:style-name="Text_20_body"><draw:frame draw:style-name="fr3" draw:name="graphics24" text:anchor-type="paragraph" svg:width="11.906cm" svg:height="8.945cm" draw:z-index="35"><draw:image xlink:href="Pictures/10000201000001C20000015210F36388.png" xlink:type="simple" xlink:show="embed" xlink:actuate="onLoad"/></draw:frame><text:soft-page-break/></text:p>
      <text:p text:style-name="Text_20_body">Build your game, refresh the browser and click 'Reset world'. When you go to your home, you should see:</text:p>
      <text:p text:style-name="Text_20_body"><draw:frame draw:style-name="fr3" draw:name="graphics25" text:anchor-type="paragraph" svg:width="17cm" svg:height="8.786cm" draw:z-index="21"><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Garden.ts like this:</text:p>
      <text:p text:style-name="Text_20_body"><draw:frame draw:style-name="fr3" draw:name="graphics26" text:anchor-type="paragraph" svg:width="16.75cm" svg:height="9.236cm" draw:z-index="22"><draw:image xlink:href="Pictures/10000201000002790000015D3A8C4E58.png" xlink:type="simple" xlink:show="embed" xlink:actuate="onLoad"/></draw:frame><text:soft-page-break/></text:p>
      <text:p text:style-name="Text_20_body">Build, refresh, and reset. Go to the garden. The first time you go there (and first time only), you should see the message appearing under 'Messages':</text:p>
      <text:p text:style-name="Text_20_body"><draw:frame draw:style-name="fr2" draw:name="graphics27" text:anchor-type="paragraph" svg:width="17cm" svg:height="5.161cm" draw:z-index="23"><draw:image xlink:href="Pictures/1000020100000306000000EB8B944D89.png" xlink:type="simple" xlink:show="embed" xlink:actuate="onLoad"/></draw:frame>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bandit.ts file to the enemies folder in your game folder. It should look like this:</text:p>
      <text:p text:style-name="Text_20_body"><draw:frame draw:style-name="fr3" draw:name="graphics28" text:anchor-type="paragraph" svg:width="11.906cm" svg:height="6.985cm" draw:z-index="24"><draw:image xlink:href="Pictures/10000201000001C2000001086EE063CD.png" xlink:type="simple" xlink:show="embed" xlink:actuate="onLoad"/></draw:frame><text:soft-page-break/></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DirtRoad.ts like this:</text:p>
      <text:p text:style-name="Text_20_body"><draw:frame draw:style-name="fr3" draw:name="graphics29" text:anchor-type="paragraph" svg:width="14.316cm" svg:height="8.257cm" draw:z-index="25"><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2" draw:name="graphics30" text:anchor-type="paragraph" svg:width="17cm" svg:height="6.842cm" draw:z-index="26"><draw:image xlink:href="Pictures/10000201000002E70000012BC67E69F9.png" xlink:type="simple" xlink:show="embed" xlink:actuate="onLoad"/></draw:frame></text:p>
      <text:h text:style-name="Heading_20_2" text:outline-level="2">Creating a combat system</text:h>
      <text:p text:style-name="Text_20_body">When you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ruleService.ts and find the fight method, shown below:</text:p>
      <text:p text:style-name="Text_20_body"><draw:frame draw:style-name="fr3" draw:name="graphics31" text:anchor-type="paragraph" svg:width="15.85cm" svg:height="8.839cm" draw:z-index="27"><draw:image xlink:href="Pictures/10000201000002570000014ED38347DD.png" xlink:type="simple" xlink:show="embed" xlink:actuate="onLoad"/></draw:frame><text:soft-page-break/></text:p>
      <text:p text:style-name="Text_20_body">Modify it like this:</text:p>
      <text:p text:style-name="Text_20_body"/>
      <text:p text:style-name="Text_20_body"><draw:frame draw:style-name="fr2" draw:name="graphics32" text:anchor-type="paragraph" svg:width="17cm" svg:height="8.562cm" draw:z-index="28"><draw:image xlink:href="Pictures/10000201000003B5000001DE8878B39D.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disappears, his sword falls to the ground and you see something like this:</text:p>
      <text:p text:style-name="Text_20_body"><draw:frame draw:style-name="fr2" draw:name="graphics33" text:anchor-type="paragraph" svg:width="17cm" svg:height="10.964cm" draw:z-index="29"><draw:image xlink:href="Pictures/1000020100000301000001F04B0E9FA2.png" xlink:type="simple" xlink:show="embed" xlink:actuate="onLoad"/></draw:frame><text:soft-page-break/></text:p>
      <text:p text:style-name="Text_20_body">Now to make it a fair fight, we have to do two things. First, we need to give our character a number of hitpoints. It is still at 0. Open up the character.ts file and change it to something higher, and use the same number for currentHitpoints. For example:</text:p>
      <text:p text:style-name="Text_20_body"><draw:frame draw:style-name="fr1" draw:name="graphics34" text:anchor-type="paragraph" svg:width="14.924cm" svg:height="7.382cm" draw:z-index="30"><draw:image xlink:href="Pictures/100002010000023400000117220240EB.png" xlink:type="simple" xlink:show="embed" xlink:actuate="onLoad"/></draw:frame></text:p>
      <text:p text:style-name="Text_20_body">Now, go back to the ruleService.ts and implement the hitpointsChange method like this:</text:p>
      <text:p text:style-name="Text_20_body"><draw:frame draw:style-name="fr4" draw:name="graphics35" text:anchor-type="paragraph" svg:width="17cm" svg:height="2.425cm" draw:z-index="31"><draw:image xlink:href="Pictures/10000201000003730000007EB7F328FD.png" xlink:type="simple" xlink:show="embed" xlink:actuate="onLoad"/></draw:frame></text:p>
      <text:p text:style-name="Text_20_body"><text:soft-page-break/>Build, refresh and start over. Go out there and attack again. You might win again, or you might not:</text:p>
      <text:p text:style-name="Text_20_body"><draw:frame draw:style-name="fr1" draw:name="graphics36" text:anchor-type="paragraph" svg:width="7.913cm" svg:height="5.477cm" draw:z-index="32"><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Garden.ts:</text:p>
      <text:p text:style-name="Text_20_body"><draw:frame draw:style-name="fr7" draw:name="graphics39" text:anchor-type="paragraph" svg:width="15.189cm" svg:height="15.03cm" draw:z-index="38"><draw:image xlink:href="Pictures/100002010000023E000002381ADC934B.png" xlink:type="simple" xlink:show="embed" xlink:actuate="onLoad"/></draw:frame></text:p>
      <text:p text:style-name="Text_20_body"><text:soft-page-break/></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8" draw:name="graphics38" text:anchor-type="paragraph" svg:width="17cm" svg:height="7.595cm" draw:z-index="37"><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text:p>
      <text:p text:style-name="Text_20_body">Combat actions are like actions but are available during combat only, when regular actions are not available. Let's allow the hero to run back home when he is afraid to stand up to the bandit. Add this code to DirtRoad.ts:</text:p>
      <text:p text:style-name="Text_20_body"><draw:frame draw:style-name="fr7" draw:name="graphics40" text:anchor-type="paragraph" svg:width="16.009cm" svg:height="5.847cm" draw:z-index="39"><draw:image xlink:href="Pictures/100002010000025D000000DDEDA2D503.png" xlink:type="simple" xlink:show="embed" xlink:actuate="onLoad"/></draw:frame></text:p>
      <text:p text:style-name="Text_20_body">When you go out the door to face the bandit, you should see the option to run back inside. When you take it, you will be told you ran away:</text:p>
      <text:p text:style-name="Text_20_body"><draw:frame draw:style-name="fr8" draw:name="graphics41" text:anchor-type="paragraph" svg:width="17cm" svg:height="10.037cm" draw:z-index="40"><draw:image xlink:href="Pictures/10000201000002F0000001BC6A814CEE.png" xlink:type="simple" xlink:show="embed" xlink:actuate="onLoad"/></draw:frame><text:soft-page-break/></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h text:style-name="Heading_20_2" text:outline-level="2">AP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8T20:13:27.24</dc:date>
    <dc:creator>Rutger Schurgers</dc:creator>
    <meta:editing-duration>PT7H28M51S</meta:editing-duration>
    <meta:editing-cycles>46</meta:editing-cycles>
    <meta:generator>OpenOffice/4.1.1$Win32 OpenOffice.org_project/411m6$Build-9775</meta:generator>
    <meta:document-statistic meta:table-count="0" meta:image-count="41" meta:object-count="0" meta:page-count="23" meta:paragraph-count="143" meta:word-count="2348" meta:character-count="15033"/>
  </office:meta>
</office:document-meta>
</file>